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as-char" svg:width="16.284cm" svg:height="12.22cm" draw:z-index="2"><draw:image xlink:href="../Y-line+YP1_shifts.png" xlink:type="simple" xlink:show="embed" xlink:actuate="onLoad" draw:filter-name="&lt;Tous les formats&gt;"/><svg:title>glps_renderer figure</svg:title><svg:desc>
Creator: GL2PS 1.3.8, (C) 1999-2012 C. Geuzaine
For: Octave
CreationDate: Sun Mar 27 17:57:36 2016
</svg:desc></draw:frame><draw:frame draw:style-name="fr2" draw:name="Image2" text:anchor-type="as-char" svg:width="16.284cm" svg:height="12.22cm" draw:z-index="3"><draw:image xlink:href="../Y-line+YP1_dXdV.png" xlink:type="simple" xlink:show="embed" xlink:actuate="onLoad" draw:filter-name="&lt;Tous les formats&gt;"/><svg:title>glps_renderer figure</svg:title><svg:desc>
Creator: GL2PS 1.3.8, (C) 1999-2012 C. Geuzaine
For: Octave
CreationDate: Sun Mar 27 17:57:37 2016
</svg:desc></draw:frame></text:p>
      <text:p text:style-name="Standard"><text:soft-page-break/><draw:frame draw:style-name="fr3" draw:name="Image3" text:anchor-type="as-char" svg:width="16.284cm" svg:height="12.22cm" draw:z-index="0"><draw:image xlink:href="../Y-line+YP1_dr.png" xlink:type="simple" xlink:show="embed" xlink:actuate="onLoad" draw:filter-name="&lt;Tous les formats&gt;"/><svg:title>glps_renderer figure</svg:title><svg:desc>
Creator: GL2PS 1.3.8, (C) 1999-2012 C. Geuzaine
For: Octave
CreationDate: Sun Mar 27 17:57:38 2016
</svg:desc></draw:frame></text:p>
      <text:p text:style-name="Standard"><draw:frame draw:style-name="fr3" draw:name="Image4" text:anchor-type="as-char" svg:width="16.284cm" svg:height="12.22cm" draw:z-index="1"><draw:image xlink:href="../Y-line+YP1_lglt.png" xlink:type="simple" xlink:show="embed" xlink:actuate="onLoad" draw:filter-name="&lt;Tous les formats&gt;"/><svg:title>glps_renderer figure</svg:title><svg:desc>
Creator: GL2PS 1.3.8, (C) 1999-2012 C. Geuzaine
For: Octave
CreationDate: Sun Mar 27 17:57:39 2016
</svg:desc></draw:frame></text:p>
      <text:p text:style-name="Standard"/>
      <text:p text:style-name="Standard"><text:soft-page-break/><draw:frame draw:style-name="fr4" draw:name="Image5" text:anchor-type="as-char" svg:width="17cm" svg:height="12.749cm" draw:z-index="4"><draw:image xlink:href="../Y-line+YP2_shifts.png" xlink:type="simple" xlink:show="embed" xlink:actuate="onLoad" draw:filter-name="&lt;Tous les formats&gt;"/></draw:frame></text:p>
      <text:p text:style-name="Standard"><draw:frame draw:style-name="fr4" draw:name="Image6" text:anchor-type="as-char" svg:width="17cm" svg:height="12.749cm" draw:z-index="5"><draw:image xlink:href="../Y-line+YP2_dXdV.png" xlink:type="simple" xlink:show="embed" xlink:actuate="onLoad" draw:filter-name="&lt;Tous les formats&gt;"/></draw:frame></text:p>
      <text:p text:style-name="Standard"><text:soft-page-break/><draw:frame draw:style-name="fr4" draw:name="Image7" text:anchor-type="as-char" svg:width="17cm" svg:height="12.749cm" draw:z-index="6"><draw:image xlink:href="../Y-line+YP2_dr.png" xlink:type="simple" xlink:show="embed" xlink:actuate="onLoad" draw:filter-name="&lt;Tous les formats&gt;"/></draw:frame></text:p>
      <text:p text:style-name="Standard"><draw:frame draw:style-name="fr4" draw:name="Image8" text:anchor-type="as-char" svg:width="17cm" svg:height="12.749cm" draw:z-index="7"><draw:image xlink:href="../Y-line+YP2_lglt.png" xlink:type="simple" xlink:show="embed" xlink:actuate="onLoad" draw:filter-name="&lt;Tous les formats&gt;"/></draw:frame></text:p>
      <text:p text:style-name="Standard"><text:soft-page-break/><draw:frame draw:style-name="fr4" draw:name="Image9" text:anchor-type="as-char" svg:width="17cm" svg:height="12.749cm" draw:z-index="8"><draw:image xlink:href="../Y-line+YP3_shifts.png" xlink:type="simple" xlink:show="embed" xlink:actuate="onLoad" draw:filter-name="&lt;Tous les formats&gt;"/></draw:frame></text:p>
      <text:p text:style-name="Standard"><draw:frame draw:style-name="fr4" draw:name="Image10" text:anchor-type="as-char" svg:width="17cm" svg:height="12.749cm" draw:z-index="9"><draw:image xlink:href="../Y-line+YP3_dXdV.png" xlink:type="simple" xlink:show="embed" xlink:actuate="onLoad" draw:filter-name="&lt;Tous les formats&gt;"/></draw:frame></text:p>
      <text:p text:style-name="Standard"><text:soft-page-break/><draw:frame draw:style-name="fr4" draw:name="Image11" text:anchor-type="as-char" svg:width="17cm" svg:height="12.749cm" draw:z-index="10"><draw:image xlink:href="../Y-line+YP3_dr.png" xlink:type="simple" xlink:show="embed" xlink:actuate="onLoad" draw:filter-name="&lt;Tous les formats&gt;"/></draw:frame></text:p>
      <text:p text:style-name="Standard"><draw:frame draw:style-name="fr4" draw:name="Image12" text:anchor-type="as-char" svg:width="17cm" svg:height="12.749cm" draw:z-index="11"><draw:image xlink:href="../Y-line+YP3_lglt.png" xlink:type="simple" xlink:show="embed" xlink:actuate="onLoad" draw:filter-name="&lt;Tous les formats&gt;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51M3S</meta:editing-duration>
    <meta:editing-cycles>9</meta:editing-cycles>
    <meta:generator>LibreOffice/4.3.7.2$Windows_x86 LibreOffice_project/8a35821d8636a03b8bf4e15b48f59794652c68ba</meta:generator>
    <dc:date>2016-03-27T18:24:52.838000000</dc:date>
    <meta:print-date>2016-03-27T18:04:44.689000000</meta:print-date>
    <meta:document-statistic meta:table-count="0" meta:image-count="12" meta:object-count="0" meta:page-count="6" meta:paragraph-count="11" meta:word-count="0" meta:character-count="0" meta:non-whitespace-character-count="0"/>
    <meta:user-defined meta:name="Info 1"/>
    <meta:user-defined meta:name="Info 2"/>
    <meta:user-defined meta:name="Info 3"/>
    <meta:user-defined meta:name="Info 4"/>
  </office:meta>
</office:document-meta>
</file>